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right" draw:textarea-vertical-align="bottom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top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6.1cm" svg:height="4.7cm" svg:x="1.2cm" svg:y="13.8cm"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9.705cm" svg:height="1.505cm" svg:x="11.795cm" svg:y="13.107cm">
          <text:p text:style-name="P3"><text:span text:style-name="T1">Memory addr 0x480010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8.5cm" svg:height="10.1cm" svg:x="1.2cm" svg:y="1.1cm">
          <text:p text:style-name="P1"><text:span text:style-name="T1">Software (Haskell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152cm" svg:height="10.1cm" svg:x="20.148cm" svg:y="1.1cm">
          <text:p text:style-name="P3"><text:span text:style-name="T1">Software</text:span></text:p>
          <text:p text:style-name="P3"><text:span text:style-name="T1">(C languag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9.705cm" svg:height="1.505cm" svg:x="1.6cm" svg:y="13.1cm">
          <text:p text:style-name="P3"><text:span text:style-name="T1">Memory addr 0x480010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6" draw:id="id6" draw:layer="layout" svg:width="5.571cm" svg:height="2.6cm" svg:x="21.2cm" svg:y="3.4cm">
          <text:p text:style-name="P3"><text:span text:style-name="T1">Delay(uint32_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2.5cm" svg:height="1.1cm" svg:x="5.2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2.5cm" svg:height="1.1cm" svg:x="15.4cm" svg:y="16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452cm" svg:y1="14.605cm" svg:x2="6.45cm" svg:y2="16cm" draw:start-shape="id1" draw:start-glue-point="2" draw:end-shape="id2" svg:d="m6452 14605-2 1395" svg:viewBox="0 0 3 1396">
          <text:p/>
        </draw:connector>
        <draw:connector draw:style-name="gr5" draw:text-style-name="P3" draw:layer="layout" draw:type="line" svg:x1="16.647cm" svg:y1="14.612cm" svg:x2="16.65cm" svg:y2="16cm" draw:start-shape="id3" draw:start-glue-point="2" draw:end-shape="id4" draw:end-glue-point="0" svg:d="m16647 14612 3 1388" svg:viewBox="0 0 4 1389">
          <text:p/>
        </draw:connector>
        <draw:custom-shape draw:style-name="gr6" draw:text-style-name="P4" draw:layer="layout" svg:width="19.7cm" svg:height="1.8cm" svg:x="1.7cm" svg:y="16cm">
          <text:p text:style-name="P3"><text:span text:style-name="T1">LED3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4.2cm" svg:height="1.8cm" svg:x="21.9cm" svg:y="14.2cm">
          <text:p text:style-name="P3"><text:span text:style-name="T1">Clock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4cm" svg:y1="14.2cm" svg:x2="23.985cm" svg:y2="6cm" draw:start-shape="id5" draw:end-shape="id6" draw:end-glue-point="2" svg:d="m24000 14200-15-8200" svg:viewBox="0 0 16 8201">
          <text:p/>
        </draw:connector>
        <draw:custom-shape draw:style-name="gr7" draw:text-style-name="P4" draw:layer="layout" svg:width="16.4cm" svg:height="7.8cm" svg:x="2.3cm" svg:y="2.6cm">
          <text:p text:style-name="P3"><text:span text:style-name="T1">forever 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6.894cm" svg:height="1.237cm" svg:x="7.1cm" svg:y="11.551cm">
          <draw:text-box>
            <text:p><text:span text:style-name="T1">Write value 0x200.</text:span></text:p>
          </draw:text-box>
        </draw:frame>
        <draw:frame draw:style-name="gr8" draw:text-style-name="P5" draw:layer="layout" svg:width="3.182cm" svg:height="1.237cm" svg:x="6.742cm" svg:y="14.8cm">
          <draw:text-box>
            <text:p><text:span text:style-name="T1">LED ON</text:span></text:p>
          </draw:text-box>
        </draw:frame>
        <draw:frame draw:style-name="gr8" draw:text-style-name="P5" draw:layer="layout" svg:width="3.474cm" svg:height="1.237cm" svg:x="16.952cm" svg:y="14.751cm">
          <draw:text-box>
            <text:p><text:span text:style-name="T1">LED OFF</text:span></text:p>
          </draw:text-box>
        </draw:frame>
        <draw:frame draw:style-name="gr8" draw:text-style-name="P4" draw:layer="layout" svg:width="3.732cm" svg:height="1.237cm" svg:x="20.163cm" svg:y="7.8cm">
          <draw:text-box>
            <text:p text:style-name="P3"><text:span text:style-name="T1">Interrupt</text:span></text:p>
          </draw:text-box>
        </draw:frame>
        <draw:custom-shape draw:style-name="gr9" draw:text-style-name="P4" draw:layer="layout" svg:width="4cm" svg:height="3.405cm" svg:x="3cm" svg:y="6.395cm">
          <text:p text:style-name="P3"><text:span text:style-name="T1">led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7" draw:id="id7" draw:layer="layout" svg:width="3.105cm" svg:height="1.505cm" svg:x="3.5cm" svg:y="7.795cm">
          <text:p text:style-name="P3"><text:span text:style-name="T1">pok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5.052cm" svg:y1="9.3cm" svg:x2="6.452cm" svg:y2="13.1cm" draw:start-shape="id7" draw:start-glue-point="2" draw:end-shape="id1" svg:d="m5052 9300 1400 3800" svg:viewBox="0 0 1401 3801">
          <text:p/>
        </draw:connector>
        <draw:custom-shape draw:style-name="gr2" draw:text-style-name="P4" xml:id="id9" draw:id="id9" draw:layer="layout" svg:width="2.808cm" svg:height="3.405cm" svg:x="7.4cm" svg:y="6.4cm">
          <text:p text:style-name="P3"><text:span text:style-name="T1">c_d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4cm" svg:height="3.405cm" svg:x="10.6cm" svg:y="6.4cm">
          <text:p text:style-name="P3"><text:span text:style-name="T1">led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8" draw:id="id8" draw:layer="layout" svg:width="3.105cm" svg:height="1.505cm" svg:x="11.1cm" svg:y="7.8cm">
          <text:p text:style-name="P3"><text:span text:style-name="T1">pok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0" draw:id="id10" draw:layer="layout" svg:width="2.808cm" svg:height="3.405cm" svg:x="14.992cm" svg:y="6.405cm">
          <text:p text:style-name="P3"><text:span text:style-name="T1">c_d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12.652cm" svg:y1="9.305cm" svg:x2="16.647cm" svg:y2="13.107cm" draw:start-shape="id8" draw:start-glue-point="2" draw:end-shape="id3" draw:end-glue-point="0" svg:d="m12652 9305 3995 3802" svg:viewBox="0 0 3996 3803">
          <text:p/>
        </draw:connector>
        <draw:custom-shape draw:style-name="gr10" draw:text-style-name="P3" draw:layer="layout" svg:width="15cm" svg:height="3cm" svg:x="2.9cm" svg:y="3.8cm">
          <text:p text:style-name="P3">Run repeatedly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3" draw:layer="layout" draw:type="curve" svg:x1="8.804cm" svg:y1="6.4cm" svg:x2="21.2cm" svg:y2="4.7cm" draw:start-shape="id9" draw:start-glue-point="0" draw:end-shape="id6" svg:d="m8804 6400c0-1134 4132-1700 12396-1700" svg:viewBox="0 0 12397 1701">
          <text:p/>
        </draw:connector>
        <draw:connector draw:style-name="gr5" draw:text-style-name="P3" draw:layer="layout" draw:type="curve" svg:x1="16.396cm" svg:y1="6.405cm" svg:x2="21.2cm" svg:y2="4.7cm" draw:start-shape="id10" draw:start-glue-point="0" draw:end-shape="id6" draw:end-glue-point="3" svg:d="m16396 6405c0-1137 1601-1705 4804-1705" svg:viewBox="0 0 4805 17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size="18pt" fo:font-style="normal" fo:text-shadow="none" style:text-underline-style="none" fo:font-weight="normal" style:letter-kerning="true" style:font-name-asian="VL ゴシック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10-06T14:19:54.449863489</dc:date>
    <dc:creator>Okabe Kiwamu</dc:creator>
    <meta:editing-duration>PT2H52M34S</meta:editing-duration>
    <meta:editing-cycles>230</meta:editing-cycles>
    <meta:generator>LibreOffice/4.1.1.2$Linux_X86_64 LibreOffice_project/410m0$Build-2</meta:generator>
    <meta:document-statistic meta:object-count="29"/>
  </office:meta>
</office:document-meta>
</file>